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3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4" style:family="paragraph" style:parent-style-name="Preformatted_20_Text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5" style:family="paragraph" style:parent-style-name="Preformatted_20_Text">
      <style:text-properties officeooo:rsid="001dfcab" officeooo:paragraph-rsid="001dfcab"/>
    </style:style>
    <style:style style:name="P6" style:family="paragraph" style:parent-style-name="Standard">
      <style:text-properties officeooo:rsid="001dfcab" officeooo:paragraph-rsid="001dfcab"/>
    </style:style>
    <style:style style:name="P7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8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Quel est le code Python qui permet de réaliser la fonction suivate :</text:p>
      <text:p text:style-name="P6">entrée « in » est l’entrée principale</text:p>
      <text:p text:style-name="P6">entrée « rise » permet d’activer le retard sur un front montant de l’entrée principale</text:p>
      <text:p text:style-name="P6">entrée « fall » permet d’activer le retard sur un front descendant de l’entrée principale</text:p>
      <text:p text:style-name="P6">entrée « trise » est le retard sur fond montant en seconde</text:p>
      <text:p text:style-name="P6">entrée « tfall » est le retard sur fond descendant en seconde</text:p>
      <text:p text:style-name="P6">sortie « out » est l’image de l’entrée « out », retardée de « trise » si un front montant a été détecté, <text:s/>retardée de « frise » si un front descendant a été détecté. </text:p>
      <text:p text:style-name="P6"/>
      <text:p text:style-name="P5"><text:span text:style-name="Source_20_Text"><text:span text:style-name="T1">import time</text:span></text:span></text:p>
      <text:p text:style-name="P3"/>
      <text:p text:style-name="P3"><text:span text:style-name="Source_20_Text"><text:span text:style-name="T1">class DelayedEdge:</text:span></text:span></text:p>
      <text:p text:style-name="P3"><text:span text:style-name="Source_20_Text"><text:span text:style-name="T1"><text:s text:c="4"/>def __init__(self):</text:span></text:span></text:p>
      <text:p text:style-name="P3"><text:span text:style-name="Source_20_Text"><text:span text:style-name="T1"><text:s text:c="8"/>self.prev_in = False</text:span></text:span></text:p>
      <text:p text:style-name="P3"><text:span text:style-name="Source_20_Text"><text:span text:style-name="T1"><text:s text:c="8"/>self.out = False</text:span></text:span></text:p>
      <text:p text:style-name="P3"><text:span text:style-name="Source_20_Text"><text:span text:style-name="T1"><text:s text:c="8"/>self.pending_change = None <text:s/># (new_value, trigger_time)</text:span></text:span></text:p>
      <text:p text:style-name="P3"><text:span text:style-name="Source_20_Text"><text:span text:style-name="T1"><text:s text:c="4"/></text:span></text:span></text:p>
      <text:p text:style-name="P3"><text:span text:style-name="Source_20_Text"><text:span text:style-name="T1"><text:s text:c="4"/>def update(self, in_signal: bool, rise: bool, fall: bool, trise: float, tfall: float):</text:span></text:span></text:p>
      <text:p text:style-name="P3"><text:span text:style-name="Source_20_Text"><text:span text:style-name="T1"><text:s text:c="8"/>now = time.time()</text:span></text:span></text:p>
      <text:p text:style-name="P3"/>
      <text:p text:style-name="P3"><text:span text:style-name="Source_20_Text"><text:span text:style-name="T1"><text:s text:c="8"/># Détection des fronts</text:span></text:span></text:p>
      <text:p text:style-name="P3"><text:span text:style-name="Source_20_Text"><text:span text:style-name="T1"><text:s text:c="8"/>if in_signal and not self.prev_in:</text:span></text:span></text:p>
      <text:p text:style-name="P3"><text:span text:style-name="Source_20_Text"><text:span text:style-name="T1"><text:s text:c="12"/># Front montant détecté</text:span></text:span></text:p>
      <text:p text:style-name="P3"><text:span text:style-name="Source_20_Text"><text:span text:style-name="T1"><text:s text:c="12"/>if rise:</text:span></text:span></text:p>
      <text:p text:style-name="P3"><text:span text:style-name="Source_20_Text"><text:span text:style-name="T1"><text:s text:c="16"/>self.pending_change = (True, now + trise)</text:span></text:span></text:p>
      <text:p text:style-name="P3"><text:span text:style-name="Source_20_Text"><text:span text:style-name="T1"><text:s text:c="12"/>else:</text:span></text:span></text:p>
      <text:p text:style-name="P3"><text:span text:style-name="Source_20_Text"><text:span text:style-name="T1"><text:s text:c="16"/>self.out = True</text:span></text:span></text:p>
      <text:p text:style-name="P3"><text:span text:style-name="Source_20_Text"><text:span text:style-name="T1"><text:s text:c="16"/>self.pending_change = None</text:span></text:span></text:p>
      <text:p text:style-name="P3"/>
      <text:p text:style-name="P3"><text:span text:style-name="Source_20_Text"><text:span text:style-name="T1"><text:s text:c="8"/>elif not in_signal and self.prev_in:</text:span></text:span></text:p>
      <text:p text:style-name="P3"><text:span text:style-name="Source_20_Text"><text:span text:style-name="T1"><text:s text:c="12"/># Front descendant détecté</text:span></text:span></text:p>
      <text:p text:style-name="P3"><text:span text:style-name="Source_20_Text"><text:span text:style-name="T1"><text:s text:c="12"/>if fall:</text:span></text:span></text:p>
      <text:p text:style-name="P3"><text:span text:style-name="Source_20_Text"><text:span text:style-name="T1"><text:s text:c="16"/>self.pending_change = (False, now + tfall)</text:span></text:span></text:p>
      <text:p text:style-name="P3"><text:span text:style-name="Source_20_Text"><text:span text:style-name="T1"><text:s text:c="12"/>else:</text:span></text:span></text:p>
      <text:p text:style-name="P3"><text:span text:style-name="Source_20_Text"><text:span text:style-name="T1"><text:s text:c="16"/>self.out = False</text:span></text:span></text:p>
      <text:p text:style-name="P3"><text:span text:style-name="Source_20_Text"><text:span text:style-name="T1"><text:s text:c="16"/>self.pending_change = None</text:span></text:span></text:p>
      <text:p text:style-name="P3"/>
      <text:p text:style-name="P3"><text:span text:style-name="Source_20_Text"><text:span text:style-name="T1"><text:s text:c="8"/># Vérifie si un changement prévu doit être appliqué</text:span></text:span></text:p>
      <text:p text:style-name="P3"><text:span text:style-name="Source_20_Text"><text:span text:style-name="T1"><text:s text:c="8"/>if self.pending_change is not None:</text:span></text:span></text:p>
      <text:p text:style-name="P3"><text:span text:style-name="Source_20_Text"><text:span text:style-name="T1"><text:s text:c="12"/>value, trigger_time = self.pending_change</text:span></text:span></text:p>
      <text:p text:style-name="P3"><text:span text:style-name="Source_20_Text"><text:span text:style-name="T1"><text:s text:c="12"/>if now &gt;= trigger_time:</text:span></text:span></text:p>
      <text:p text:style-name="P3"><text:span text:style-name="Source_20_Text"><text:span text:style-name="T1"><text:s text:c="16"/>self.out = value</text:span></text:span></text:p>
      <text:p text:style-name="P3"><text:span text:style-name="Source_20_Text"><text:span text:style-name="T1"><text:s text:c="16"/>self.pending_change = None</text:span></text:span></text:p>
      <text:p text:style-name="P3"/>
      <text:p text:style-name="P3"><text:span text:style-name="Source_20_Text"><text:span text:style-name="T1"><text:s text:c="8"/>self.prev_in = in_signal</text:span></text:span></text:p>
      <text:p text:style-name="P2"><text:span text:style-name="Source_20_Text"><text:span text:style-name="T1"><text:s text:c="8"/>return self.out</text:span></text:span></text:p>
      <text:p text:style-name="Horizontal_20_Line"/>
      <text:h text:style-name="P1" text:outline-level="2">Explication</text:h>
      <text:list text:style-name="L1">
        <text:list-item>
          <text:p text:style-name="P8"><text:span text:style-name="Strong_20_Emphasis"><text:span text:style-name="Source_20_Text"><text:span text:style-name="T1">update()</text:span></text:span></text:span> est appelée à chaque "pas de temps" avec :</text:p>
          <text:list>
            <text:list-item>
              <text:p text:style-name="P8"><text:span text:style-name="Source_20_Text"><text:span text:style-name="T1">in_signal</text:span></text:span> : état actuel de l’entrée principale (<text:span text:style-name="Source_20_Text"><text:span text:style-name="T1">in</text:span></text:span>)</text:p>
            </text:list-item>
            <text:list-item>
              <text:p text:style-name="P8"><text:span text:style-name="Source_20_Text"><text:span text:style-name="T1">rise</text:span></text:span> : booléen, active le retard pour front montant</text:p>
            </text:list-item>
            <text:list-item>
              <text:p text:style-name="P8"><text:span text:style-name="Source_20_Text"><text:span text:style-name="T1">fall</text:span></text:span> : booléen, active le retard pour front descendant</text:p>
            </text:list-item>
            <text:list-item>
              <text:p text:style-name="P8"><text:soft-page-break/><text:span text:style-name="Source_20_Text"><text:span text:style-name="T1">trise</text:span></text:span> et <text:span text:style-name="Source_20_Text"><text:span text:style-name="T1">tfall</text:span></text:span> : retard en <text:span text:style-name="Strong_20_Emphasis"><text:span text:style-name="T1">secondes</text:span></text:span> pour chaque type de front</text:p>
            </text:list-item>
          </text:list>
        </text:list-item>
        <text:list-item>
          <text:p text:style-name="P8">La classe détecte automatiquement les <text:span text:style-name="Strong_20_Emphasis"><text:span text:style-name="T1">transitions</text:span></text:span> :</text:p>
          <text:list>
            <text:list-item>
              <text:p text:style-name="P8"><text:span text:style-name="Strong_20_Emphasis"><text:span text:style-name="T1">0 → 1</text:span></text:span> : front montant</text:p>
            </text:list-item>
            <text:list-item>
              <text:p text:style-name="P8"><text:span text:style-name="Strong_20_Emphasis"><text:span text:style-name="T1">1 → 0</text:span></text:span> : front descendant</text:p>
            </text:list-item>
          </text:list>
        </text:list-item>
        <text:list-item>
          <text:p text:style-name="P8">Si un retard est activé, elle mémorise un <text:span text:style-name="Emphasis"><text:span text:style-name="T1">changement en attente</text:span></text:span> avec l’instant où il doit être appliqué (<text:span text:style-name="Source_20_Text"><text:span text:style-name="T1">trigger_time</text:span></text:span>).</text:p>
        </text:list-item>
        <text:list-item>
          <text:p text:style-name="P8">À chaque appel, elle vérifie si le délai est écoulé pour effectuer la mise à jour de <text:span text:style-name="Source_20_Text"><text:span text:style-name="T1">out</text:span></text:span>.</text:p>
        </text:list-item>
      </text:list>
      <text:p text:style-name="Horizontal_20_Line"/>
      <text:h text:style-name="P1" text:outline-level="2">Exemple d’utilisation</text:h>
      <text:p text:style-name="P4">python</text:p>
      <text:p text:style-name="P3"><text:span text:style-name="Source_20_Text"><text:span text:style-name="T1">delay = DelayedEdge()</text:span></text:span></text:p>
      <text:p text:style-name="P3"/>
      <text:p text:style-name="P3"><text:span text:style-name="Source_20_Text"><text:span text:style-name="T1"># Simulation d'horloge logicielle</text:span></text:span></text:p>
      <text:p text:style-name="P3"><text:span text:style-name="Source_20_Text"><text:span text:style-name="T1">for t in range(10):</text:span></text:span></text:p>
      <text:p text:style-name="P3"><text:span text:style-name="Source_20_Text"><text:span text:style-name="T1"><text:s text:c="4"/>in_signal = t &gt;= 2 <text:s/># passe à 1 à t=2s</text:span></text:span></text:p>
      <text:p text:style-name="P3"><text:span text:style-name="Source_20_Text"><text:span text:style-name="T1"><text:s text:c="4"/>rise = True</text:span></text:span></text:p>
      <text:p text:style-name="P3"><text:span text:style-name="Source_20_Text"><text:span text:style-name="T1"><text:s text:c="4"/>fall = True</text:span></text:span></text:p>
      <text:p text:style-name="P3"><text:span text:style-name="Source_20_Text"><text:span text:style-name="T1"><text:s text:c="4"/>trise = 1.5 <text:s/># 1.5s après front montant</text:span></text:span></text:p>
      <text:p text:style-name="P3"><text:span text:style-name="Source_20_Text"><text:span text:style-name="T1"><text:s text:c="4"/>tfall = 2.0 <text:s/># 2s après front descendant</text:span></text:span></text:p>
      <text:p text:style-name="P3"/>
      <text:p text:style-name="P3"><text:span text:style-name="Source_20_Text"><text:span text:style-name="T1"><text:s text:c="4"/>out_signal = delay.update(in_signal, rise, fall, trise, tfall)</text:span></text:span></text:p>
      <text:p text:style-name="P3"><text:span text:style-name="Source_20_Text"><text:span text:style-name="T1"><text:s text:c="4"/>print(f"t={t}s <text:s/>in={in_signal} <text:s/>out={out_signal}")</text:span></text:span></text:p>
      <text:p text:style-name="P2"><text:span text:style-name="Source_20_Text"><text:span text:style-name="T1"><text:s text:c="4"/>time.sleep(1)</text:span></text:span></text:p>
      <text:p text:style-name="Horizontal_20_Line"/>
      <text:p text:style-name="P7">💡 <text:span text:style-name="Strong_20_Emphasis"><text:span text:style-name="T1">Adaptations possibles</text:span></text:span></text:p>
      <text:list text:style-name="L2">
        <text:list-item>
          <text:p text:style-name="P9">Si tu veux que ce soit <text:span text:style-name="Strong_20_Emphasis"><text:span text:style-name="T1">sans blocage</text:span></text:span> et utilisable en traitement temps réel, il faut appeler <text:span text:style-name="Source_20_Text"><text:span text:style-name="T1">update()</text:span></text:span> régulièrement (ex. boucle dans un programme ou thread).</text:p>
        </text:list-item>
        <text:list-item>
          <text:p text:style-name="P9">On peut également le faire en <text:span text:style-name="Strong_20_Emphasis"><text:span text:style-name="T1">asynchrone</text:span></text:span> avec <text:span text:style-name="Source_20_Text"><text:span text:style-name="T1">asyncio</text:span></text:span> pour être plus précis en environnement événementiel.</text:p>
        </text:list-item>
      </text:list>
      <text:p text:style-name="Horizontal_20_Line"/>
      <text:p text:style-name="P7">Si tu veux, je peux te réécrire ce code en <text:span text:style-name="Strong_20_Emphasis"><text:span text:style-name="T1">mode simulation vectorielle</text:span></text:span> (une fonction prenant un tableau de valeurs et renvoyant un tableau retardé) pour le tester sur des signaux plus longs.<text:line-break/>Veux-tu que je te le fasse en version <text:span text:style-name="Strong_20_Emphasis"><text:span text:style-name="T1">simulation complète</text:span></text:span> ?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7:49:09.970793187</meta:creation-date>
    <dc:date>2025-08-15T00:48:55.951928863</dc:date>
    <meta:editing-duration>PT3H9M54S</meta:editing-duration>
    <meta:editing-cycles>1</meta:editing-cycles>
    <meta:document-statistic meta:table-count="0" meta:image-count="0" meta:object-count="0" meta:page-count="2" meta:paragraph-count="67" meta:word-count="491" meta:character-count="3221" meta:non-whitespace-character-count="2444"/>
    <meta:generator>LibreOffice/24.2.7.2$Linux_X86_64 LibreOffice_project/420$Build-2</meta:generator>
  </office:meta>
</office:document-meta>
</file>